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20b3cc" officeooo:paragraph-rsid="0020b3cc"/>
    </style:style>
    <style:style style:name="P2" style:family="paragraph" style:parent-style-name="Standard">
      <style:text-properties style:font-name="DejaVu Sans" officeooo:rsid="0020b3cc" officeooo:paragraph-rsid="0020b3cc"/>
    </style:style>
    <style:style style:name="P3" style:family="paragraph" style:parent-style-name="Standard">
      <style:text-properties officeooo:rsid="0031c51d" officeooo:paragraph-rsid="0031c51d"/>
    </style:style>
    <style:style style:name="P4" style:family="paragraph" style:parent-style-name="Standard">
      <style:text-properties officeooo:rsid="0037ddb7" officeooo:paragraph-rsid="0037ddb7"/>
    </style:style>
    <style:style style:name="P5" style:family="paragraph" style:parent-style-name="Standard">
      <style:text-properties officeooo:rsid="0039b699" officeooo:paragraph-rsid="003b0a2e"/>
    </style:style>
    <style:style style:name="P6" style:family="paragraph" style:parent-style-name="Standard">
      <style:text-properties officeooo:rsid="003af159" officeooo:paragraph-rsid="003af159"/>
    </style:style>
    <style:style style:name="P7" style:family="paragraph" style:parent-style-name="Standard">
      <style:text-properties officeooo:rsid="0021490d" officeooo:paragraph-rsid="0042f6ea"/>
    </style:style>
    <style:style style:name="P8" style:family="paragraph" style:parent-style-name="Standard">
      <style:text-properties officeooo:rsid="003e7481" officeooo:paragraph-rsid="003e7481"/>
    </style:style>
    <style:style style:name="P9" style:family="paragraph" style:parent-style-name="Standard">
      <style:text-properties officeooo:rsid="003e7481" officeooo:paragraph-rsid="0042f6ea"/>
    </style:style>
    <style:style style:name="P10" style:family="paragraph" style:parent-style-name="Standard">
      <style:text-properties officeooo:rsid="0042f6ea" officeooo:paragraph-rsid="0042f6ea"/>
    </style:style>
    <style:style style:name="P11" style:family="paragraph" style:parent-style-name="Text_20_body">
      <style:text-properties officeooo:rsid="002b4cbb" officeooo:paragraph-rsid="002b4cbb"/>
    </style:style>
    <style:style style:name="P12" style:family="paragraph" style:parent-style-name="Text_20_body">
      <style:text-properties officeooo:rsid="002b4cbb" officeooo:paragraph-rsid="002e2c1b"/>
    </style:style>
    <style:style style:name="P13" style:family="paragraph" style:parent-style-name="Text_20_body">
      <style:text-properties officeooo:rsid="002c65c3" officeooo:paragraph-rsid="002c65c3"/>
    </style:style>
    <style:style style:name="P14" style:family="paragraph" style:parent-style-name="Text_20_body">
      <style:text-properties officeooo:rsid="002e2c1b" officeooo:paragraph-rsid="002e2c1b"/>
    </style:style>
    <style:style style:name="P15" style:family="paragraph" style:parent-style-name="Text_20_body">
      <style:text-properties officeooo:rsid="00334253" officeooo:paragraph-rsid="00334253"/>
    </style:style>
    <style:style style:name="P16" style:family="paragraph" style:parent-style-name="Text_20_body">
      <style:text-properties officeooo:rsid="0037ca5f" officeooo:paragraph-rsid="0037ca5f"/>
    </style:style>
    <style:style style:name="P17" style:family="paragraph" style:parent-style-name="Heading_20_1">
      <style:text-properties officeooo:paragraph-rsid="0020b3cc"/>
    </style:style>
    <style:style style:name="P18" style:family="paragraph" style:parent-style-name="Puces_20_1" style:list-style-name="L4">
      <style:text-properties officeooo:rsid="0021490d" officeooo:paragraph-rsid="0021490d"/>
    </style:style>
    <style:style style:name="P19" style:family="paragraph" style:parent-style-name="Puces_20_1" style:list-style-name="L4"/>
    <style:style style:name="P20" style:family="paragraph" style:parent-style-name="Puces_20_1" style:list-style-name="L5"/>
    <style:style style:name="P21" style:family="paragraph" style:parent-style-name="Puces_20_1" style:list-style-name="L6"/>
    <style:style style:name="P22" style:family="paragraph" style:parent-style-name="Heading_20_2">
      <style:text-properties officeooo:rsid="0020b3cc" officeooo:paragraph-rsid="0020b3cc"/>
    </style:style>
    <style:style style:name="T1" style:family="text">
      <style:text-properties officeooo:rsid="0021490d"/>
    </style:style>
    <style:style style:name="T2" style:family="text">
      <style:text-properties officeooo:rsid="00271ee1"/>
    </style:style>
    <style:style style:name="T3" style:family="text">
      <style:text-properties officeooo:rsid="002838aa"/>
    </style:style>
    <style:style style:name="T4" style:family="text">
      <style:text-properties officeooo:rsid="0029a6db"/>
    </style:style>
    <style:style style:name="T5" style:family="text">
      <style:text-properties officeooo:rsid="0020b3cc"/>
    </style:style>
    <style:style style:name="T6" style:family="text">
      <style:text-properties officeooo:rsid="002b4cbb"/>
    </style:style>
    <style:style style:name="T7" style:family="text">
      <style:text-properties officeooo:rsid="002e2c1b"/>
    </style:style>
    <style:style style:name="T8" style:family="text">
      <style:text-properties officeooo:rsid="0031c51d"/>
    </style:style>
    <style:style style:name="T9" style:family="text">
      <style:text-properties officeooo:rsid="003482c7"/>
    </style:style>
    <style:style style:name="T10" style:family="text">
      <style:text-properties officeooo:rsid="0039b699"/>
    </style:style>
    <style:style style:name="T11" style:family="text">
      <style:text-properties officeooo:rsid="0039d7cb"/>
    </style:style>
    <style:style style:name="T12" style:family="text">
      <style:text-properties officeooo:rsid="003af159"/>
    </style:style>
    <style:style style:name="T13" style:family="text">
      <style:text-properties officeooo:rsid="003cf8e6"/>
    </style:style>
    <style:style style:name="T14" style:family="text">
      <style:text-properties officeooo:rsid="003e0672"/>
    </style:style>
    <style:style style:name="T15" style:family="text">
      <style:text-properties officeooo:rsid="003f1dd1"/>
    </style:style>
    <style:style style:name="T16" style:family="text">
      <style:text-properties officeooo:rsid="00411cab"/>
    </style:style>
    <style:style style:name="T17" style:family="text">
      <style:text-properties officeooo:rsid="0042f6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Controllers</text:span> Sprint1</text:p>
      <text:h text:style-name="P17" text:outline-level="1"><text:span text:style-name="T5">Listes Actions des Controllers de la Sprint1</text:span></text:h>
      <text:h text:style-name="P22" text:outline-level="2">Controller User</text:h>
      <text:p text:style-name="P2">Le Controller User effectuera toutes les tâches en rapport avec les utilisateurs.</text:p>
      <text:h text:style-name="Heading_20_3" text:outline-level="3"><text:span text:style-name="T6">l</text:span>istAction</text:h>
      <text:p text:style-name="P11">Cette action permet de lister l'ensemble des utilisateurs du site (particuliers, professionnels et admin).</text:p>
      <text:p text:style-name="P11">Il faut être administrateur pour l'utiliser.</text:p>
      <text:h text:style-name="Heading_20_3" text:outline-level="3">showAction</text:h>
      <text:p text:style-name="P13">Cette action permet d'afficher le détail du compte d'un utilisateur. Elle prend en entré l'id de l'utilisteur. Si l'utilisateur n'est pas trouvé, on est redirigé vers la page d'accueil.</text:p>
      <text:h text:style-name="Heading_20_3" text:outline-level="3">upgradeAction</text:h>
      <text:p text:style-name="P14">Cette action permet de modifier le statut d'un utilisteur. Elle prend en entré l'id de l'utilisateur à modifier et l'id du statut :</text:p>
      <text:list xml:id="list7246385440308871275" text:style-name="L5">
        <text:list-item>
          <text:p text:style-name="P20">1 : particulier</text:p>
        </text:list-item>
        <text:list-item>
          <text:p text:style-name="P20">2 : professionnel</text:p>
        </text:list-item>
        <text:list-item>
          <text:p text:style-name="P20">3 : admin</text:p>
        </text:list-item>
      </text:list>
      <text:p text:style-name="Text_20_body">Redirection vers le User.showAction correspondant à l'utilisateur modifié.</text:p>
      <text:p text:style-name="P12">Il faut être administrateur pour l'utiliser. <text:span text:style-name="T7">Redirection vers la page d'accueil sinon.</text:span></text:p>
      <text:h text:style-name="Heading_20_2" text:outline-level="2">Controller Perturbation</text:h>
      <text:p text:style-name="Standard">Le Controller Perturbation <text:span text:style-name="T8">permet de gérer </text:span>les perturbations.</text:p>
      <text:h text:style-name="Heading_20_3" text:outline-level="3">addAction</text:h>
      <text:p text:style-name="P3">Cette action permet de créer une nouvelle perturbation. Elle prend en entrée une Request request (correspondant à un formulaire).</text:p>
      <text:p text:style-name="P3"/>
      <text:h text:style-name="Heading_20_3" text:outline-level="3"><text:soft-page-break/>VoteAction</text:h>
      <text:p text:style-name="P3">Cette action permet de voter pour une perturbation. Elle prend en entrée l'id de la perturbation et l'id du message :</text:p>
      <text:list xml:id="list1877485477866700296" text:style-name="L6">
        <text:list-item>
          <text:p text:style-name="P21">1 : inhiber (<text:span text:style-name="T8">perturbation </text:span>incorrecte)</text:p>
        </text:list-item>
        <text:list-item>
          <text:p text:style-name="P21">2 : terminer (l'évènement a bien eu lieu mais il est terminé)</text:p>
        </text:list-item>
        <text:list-item>
          <text:p text:style-name="P21">3 : valider (l'évènement a bien lieu)</text:p>
        </text:list-item>
      </text:list>
      <text:p text:style-name="Text_20_body">Quand un professionnel effectue cette action, le statut de la perturbation est immédiatement modifié. Sinon, on compte combien de votes identiques existent, on considère qu'après 3 votes identiques le statut est modifié.</text:p>
      <text:h text:style-name="Heading_20_3" text:outline-level="3">archiveAction</text:h>
      <text:p text:style-name="P15">Cette action permet à un professionnel d'archiver une action. <text:span text:style-name="T9">Elle n’apparaît alors plus dans les listes sauf pour les administrateurs.</text:span></text:p>
      <text:p text:style-name="P16">Elle prend en entrée l'id de la perturbation à archiver.</text:p>
      <text:h text:style-name="Heading_20_3" text:outline-level="3">editAction</text:h>
      <text:p text:style-name="P4">Cette action permet à un <text:span text:style-name="T10">P</text:span>rofessionnel <text:span text:style-name="T10">d’éditer</text:span> une action. Elle prend en entrée le formulaire (Request request) et l'id de la perturbation à modifier.</text:p>
      <text:p text:style-name="P4">Cela crée une nouvelle « Formulation » associée à la Perturbation et Professionel.</text:p>
      <text:h text:style-name="Heading_20_3" text:outline-level="3">listNearest</text:h>
      <text:p text:style-name="P5">Cette action permet de lister les perturbations autour d'une position définie <text:span text:style-name="T11">avec un rayon maximum (classée de la plus récente à la plus ancienne)</text:span>. <text:span text:style-name="T12">Elle prend en entrée la position (type à définir) et un rayon (integer en mètres).</text:span></text:p>
      <text:h text:style-name="Heading_20_3" text:outline-level="3"><text:span text:style-name="T13">l</text:span>istAll</text:h>
      <text:p text:style-name="P6">Cette action permet de lister toutes les perturbations du site, classée de la plus récente à la plus ancienne.</text:p>
      <text:h text:style-name="Heading_20_2" text:outline-level="2"><text:span text:style-name="T14">C</text:span>ontroller <text:span text:style-name="T1">Enum</text:span></text:h>
      <text:p text:style-name="Standard">Le Controller <text:span text:style-name="T2">Enum</text:span> sert à <text:span text:style-name="T3">entrer</text:span> les énumérations du site par l'administrateur. <text:span text:style-name="T14">Il faut être administrateur pour utiliser chaque action de ce controller.</text:span></text:p>
      <text:h text:style-name="Heading_20_3" text:outline-level="3">typeAddAction</text:h>
      <text:p text:style-name="P9">Permet à l'administrateur d'ajouter un nouveau type de Perturbation en ayant rempli un formulaire. Prend donc en entrée le dit formulaire.</text:p>
      <text:p text:style-name="P9"/>
      <text:h text:style-name="Heading_20_3" text:outline-level="3"><text:soft-page-break/><text:span text:style-name="T16">t</text:span>ypeEditAction</text:h>
      <text:p text:style-name="P9">Permet à l'administrateur d'éditer un type. Prend en entrée le formulaire et l'id du type.</text:p>
      <text:h text:style-name="Heading_20_3" text:outline-level="3"><text:span text:style-name="T15">t</text:span>ypeDeleteAction</text:h>
      <text:p text:style-name="P9">Permet à l'administrateur de supprimer un type. Cela ne peut être fait que si le type n'est référencé par aucune Perturbation archivée ou non.</text:p>
      <text:h text:style-name="Heading_20_3" text:outline-level="3"><text:span text:style-name="T17">message</text:span>AddAction</text:h>
      <text:p text:style-name="P10">Idem Type avec les Message.</text:p>
      <text:h text:style-name="Heading_20_3" text:outline-level="3"><text:span text:style-name="T17">message</text:span>EditAction</text:h>
      <text:p text:style-name="P10">Idem Type avec les Message.</text:p>
      <text:h text:style-name="Heading_20_3" text:outline-level="3"><text:span text:style-name="T17">message</text:span>DeleteAction</text:h>
      <text:p text:style-name="P10">Idem Type avec les Messag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 fo:line-height="105%" fo:text-align="justify" style:justify-single-word="false"/>
      <style:text-properties style:font-name="DejaVu Sans" fo:font-family="'DejaVu Sans'" style:font-family-generic="swiss" style:font-pitch="variable" officeooo:rsid="0001421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loext:contextual-spacing="false" fo:line-height="120%"/>
      <style:text-properties officeooo:rsid="002f65df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variant="normal" fo:text-transform="none" fo:font-size="130%" fo:text-shadow="1pt 1pt" style:text-underline-style="solid" style:text-underline-width="auto" style:text-underline-color="font-color" fo:font-weight="bold" style:font-size-asian="130%" style:font-weight-asian="bold" style:font-size-complex="130%" style:font-weight-complex="normal" style:font-relief="none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style="italic" fo:font-weight="bold" style:font-size-asian="115%" style:font-style-asian="italic" style:font-weight-asian="bold" style:font-size-complex="11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5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uces_20_1" style:display-name="Puces 1" style:family="paragraph" style:parent-style-name="Standard" style:master-page-name="">
      <loext:graphic-properties draw:fill="none" draw:fill-color="#729fcf"/>
      <style:paragraph-properties fo:margin-left="0.7cm" fo:margin-right="0cm" fo:margin-top="0.041cm" fo:margin-bottom="0.041cm" loext:contextual-spacing="false" fo:line-height="105%" fo:text-align="justify" style:justify-single-word="false" fo:text-indent="-0.7cm" style:auto-text-indent="false" style:page-number="auto" fo:background-color="transparent">
        <style:tab-stops>
          <style:tab-stop style:position="0.088cm"/>
        </style:tab-stops>
      </style:paragraph-properties>
      <style:text-properties style:font-name="DejaVu Sans" fo:font-family="'DejaVu Sans'" style:font-family-generic="swiss" style:font-pitch="variable" officeooo:rsid="0020b3cc" fo:background-color="transparent" style:font-size-asian="10.5pt"/>
    </style:style>
    <style:style style:name="Puces_20_2" style:display-name="Puces 2" style:family="paragraph" style:parent-style-name="Standard">
      <loext:graphic-properties draw:fill="none" draw:fill-color="#729fcf"/>
      <style:paragraph-properties fo:margin-left="2.401cm" fo:margin-right="0cm" fo:margin-top="0.019cm" fo:margin-bottom="0.019cm" loext:contextual-spacing="true" fo:text-indent="-0.6cm" style:auto-text-indent="false" fo:background-color="transparent">
        <style:tab-stops/>
      </style:paragraph-properties>
      <style:text-properties style:font-name="DejaVu Sans" fo:font-family="'DejaVu Sans'" style:font-family-generic="swiss" style:font-pitch="variable" officeooo:rsid="0001421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5:23.969069264</meta:creation-date>
    <dc:date>2016-04-05T14:38:08.058418776</dc:date>
    <meta:editing-duration>PT1H12M17S</meta:editing-duration>
    <meta:editing-cycles>67</meta:editing-cycles>
    <meta:generator>LibreOffice/5.0.4.2$Linux_X86_64 LibreOffice_project/00m0$Build-2</meta:generator>
    <meta:document-statistic meta:table-count="0" meta:image-count="0" meta:object-count="0" meta:page-count="3" meta:paragraph-count="50" meta:word-count="476" meta:character-count="3089" meta:non-whitespace-character-count="2669"/>
  </office:meta>
</office:document-meta>
</file>